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ed277" officeooo:paragraph-rsid="000ed277"/>
    </style:style>
    <style:style style:name="P2" style:family="paragraph" style:parent-style-name="Standard" style:list-style-name="L1">
      <style:text-properties officeooo:rsid="000ed277" officeooo:paragraph-rsid="000ed277"/>
    </style:style>
    <style:style style:name="P3" style:family="paragraph" style:parent-style-name="Standard">
      <style:text-properties officeooo:rsid="000ed277" officeooo:paragraph-rsid="000ed277"/>
    </style:style>
    <style:style style:name="P4" style:family="paragraph" style:parent-style-name="Standard">
      <style:text-properties officeooo:rsid="00117b8e" officeooo:paragraph-rsid="00117b8e"/>
    </style:style>
    <style:style style:name="P5" style:family="paragraph" style:parent-style-name="Standard">
      <style:text-properties fo:font-weight="bold" officeooo:rsid="00117b8e" officeooo:paragraph-rsid="00117b8e" style:font-weight-asian="bold" style:font-weight-complex="bold"/>
    </style:style>
    <style:style style:name="P6" style:family="paragraph" style:parent-style-name="Standard">
      <style:text-properties fo:font-weight="bold" officeooo:rsid="00131b75" officeooo:paragraph-rsid="00131b75" style:font-weight-asian="bold" style:font-weight-complex="bold"/>
    </style:style>
    <style:style style:name="T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 can see two clear distinctions. The case for which the scatter count is 0. This is direct illumination, mainly modeled by Marschner et al. But having a slight backscatter effect that smoothens out the result. As the scattering count increases, the response becomes more smooth. This is what we expect, since more scattering is distributing the light more equally around the hair volume. What we can observe as well is that for any chosen azimuthal direction, the response is roughly the same. This is also what we expect.</text:p>
      <text:p text:style-name="P1"/>
      <text:p text:style-name="P1">We could choose for a uniform distribution to sample from, but <text:s/>To optimize the sampling process we should draw samples from a distribution that reflects the response. I suggest to take into account three sampling functions.</text:p>
      <text:list xml:id="list3341236407361934443" text:style-name="L1">
        <text:list-item>
          <text:p text:style-name="P2">Sampling for dual scattering with a scatter count of 0</text:p>
        </text:list-item>
        <text:list-item>
          <text:p text:style-name="P2">Sampling for the marschner algorithm</text:p>
        </text:list-item>
        <text:list-item>
          <text:p text:style-name="P2">Sampling for dual scattering with a scatter count greater than 0.</text:p>
        </text:list-item>
      </text:list>
      <text:p text:style-name="P1"/>
      <text:p text:style-name="P4">Importance sampling will be performed using scattering distributions based on the Marschner algorithm.</text:p>
      <text:p text:style-name="P4"/>
      <text:p text:style-name="P4">The longitudinal term can be modeled using the function from Marschner itself.</text:p>
      <text:p text:style-name="P4"/>
      <text:p text:style-name="P4">From [Sadeghi et al. 10] the azimuthal term can be approximated using cos(phi/2). Since we are just sampling, this isn’t a big deal.</text:p>
      <text:p text:style-name="P4"/>
      <text:p text:style-name="P5">Inverse</text:p>
      <text:p text:style-name="P5"><text:span text:style-name="T1"/></text:p>
      <text:p text:style-name="P5"><text:span text:style-name="T1">The Gaussian cannot be analytically integrated, so samples have to be drawn from the inverse erf function (error function). [Acklam 03].</text:span></text:p>
      <text:p text:style-name="P5"><text:span text:style-name="T1">The inverse error function is not part of standard packages, so a trick can be performed using the Box-Muller transform [Box and Muler 58].</text:span></text:p>
      <text:p text:style-name="P5"><text:span text:style-name="T1"/></text:p>
      <text:p text:style-name="P6"><text:span text:style-name="T1">Take the standard normal distribution.: 1/sqrt(2pi) e ^ blabla</text:span></text:p>
      <text:p text:style-name="P6"><text:span text:style-name="T1">The 2D normal distribution follows evidently: 1/2pi</text:span></text:p>
      <text:p text:style-name="P5"><text:span text:style-name="T1"/></text:p>
      <text:list xml:id="list2011397269658" text:continue-numbering="true" text:style-name="L1">
        <text:list-header>
          <text:p text:style-name="P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10:38:38.112847135</meta:creation-date>
    <dc:date>2019-06-19T00:20:09.997952876</dc:date>
    <meta:editing-duration>PT7H9M8S</meta:editing-duration>
    <meta:editing-cycles>3</meta:editing-cycles>
    <meta:generator>LibreOffice/5.1.6.2$Linux_X86_64 LibreOffice_project/10m0$Build-2</meta:generator>
    <meta:document-statistic meta:table-count="0" meta:image-count="0" meta:object-count="0" meta:page-count="1" meta:paragraph-count="14" meta:word-count="265" meta:character-count="1614" meta:non-whitespace-character-count="1365"/>
  </office:meta>
</office:document-meta>
</file>